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B3000000776C46024F4644DF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1" svg:font-family="StarSymbol" style:font-pitch="variable" style:font-charset="x-symbol"/>
    <style:font-face style:name="Albany" svg:font-family="Albany"/>
    <style:font-face style:name="Cumberland" svg:font-family="Cumberland" style:font-adornments="Bold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Univers 45 Light" svg:font-family="'Univers 45 Light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Univers 45 Light1" svg:font-family="'Univers 45 Light'" style:font-family-generic="system" style:font-pitch="variable"/>
  </office:font-face-decls>
  <office:automatic-styles>
    <style:style style:name="P1" style:family="paragraph" style:parent-style-name="Footer">
      <style:text-properties fo:language="de" fo:country="DE"/>
    </style:style>
    <style:style style:name="P2" style:family="paragraph" style:parent-style-name="Footer">
      <style:paragraph-properties fo:text-align="center" style:justify-single-word="false"/>
      <style:text-properties fo:language="de" fo:country="DE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text-align="start" style:justify-single-word="false"/>
      <style:text-properties fo:font-size="6pt" fo:language="de" fo:country="DE" fo:font-style="normal" style:font-size-asian="6pt" style:font-style-asian="normal" style:font-size-complex="6pt" style:font-style-complex="normal"/>
    </style:style>
    <style:style style:name="P5" style:family="paragraph" style:parent-style-name="Frame_20_contents">
      <style:paragraph-properties fo:margin-top="0in" fo:margin-bottom="0in" loext:contextual-spacing="false"/>
      <style:text-properties style:font-name="Arial1" fo:language="de" fo:country="DE" fo:font-weight="bold" officeooo:rsid="0015c6d6" officeooo:paragraph-rsid="0015c6d6" style:font-weight-asian="bold" style:font-weight-complex="bold"/>
    </style:style>
    <style:style style:name="P6" style:family="paragraph" style:parent-style-name="Frame_20_contents">
      <style:paragraph-properties fo:margin-top="0in" fo:margin-bottom="0in" loext:contextual-spacing="false"/>
      <style:text-properties style:font-name="Arial1" fo:font-size="10pt" fo:language="de" fo:country="DE" fo:font-weight="bold" officeooo:rsid="0015c6d6" officeooo:paragraph-rsid="0015c6d6" style:font-size-asian="10pt" style:font-weight-asian="bold" style:font-size-complex="10pt" style:font-weight-complex="bold"/>
    </style:style>
    <style:style style:name="P7" style:family="paragraph" style:parent-style-name="Frame_20_contents">
      <style:paragraph-properties fo:margin-top="0in" fo:margin-bottom="0in" loext:contextual-spacing="false"/>
      <style:text-properties style:font-name="Arial1" fo:font-size="10pt" fo:language="de" fo:country="DE" officeooo:rsid="0015c6d6" officeooo:paragraph-rsid="0015c6d6" style:font-size-asian="10pt" style:font-size-complex="10pt"/>
    </style:style>
    <style:style style:name="P8" style:family="paragraph" style:parent-style-name="Header_20_right">
      <style:paragraph-properties fo:text-align="start" style:justify-single-word="false"/>
      <style:text-properties fo:font-size="6pt" fo:language="de" fo:country="DE" style:font-size-asian="6pt" style:font-size-complex="6pt"/>
    </style:style>
    <style:style style:name="P9" style:family="paragraph" style:parent-style-name="Date" style:master-page-name="First_20_Page">
      <style:paragraph-properties fo:margin-left="0in" fo:margin-right="0in" fo:text-indent="0in" style:auto-text-indent="false" style:page-number="auto"/>
      <style:text-properties fo:language="de" fo:country="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60c3" style:font-weight-asian="bold" style:font-weight-complex="bold"/>
    </style:style>
    <style:style style:name="T3" style:family="text">
      <style:text-properties fo:font-weight="bold" officeooo:rsid="002859a4" style:font-weight-asian="bold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hr geehrte Damen und Herren," text:name="Salutation"/>
        <text:user-field-decl office:value-type="string" office:string-value="Mit freundlichen Grüßen" text:name="Greeting"/>
        <text:user-field-decl office:value-type="string" office:string-value="TU Dresden" text:name="Company"/>
        <text:user-field-decl office:value-type="string" office:string-value="" text:name="Street"/>
        <text:user-field-decl office:value-type="string" office:string-value="" text:name="City"/>
        <text:user-field-decl office:value-type="string" office:string-value="" text:name="PostCode"/>
        <text:user-field-decl office:value-type="string" office:string-value="" text:name="State"/>
      </text:user-field-decls>
      <draw:frame draw:style-name="fr1" draw:name="Sender Address Repeated" text:anchor-type="page" text:anchor-page-number="1" svg:x="0.7571in" svg:y="2.1744in" svg:width="3.378in" draw:z-index="2">
        <draw:text-box fo:min-height="0.1819in">
          <text:section text:style-name="Sect1" text:name="Sender Address Repeated">
            <text:p text:style-name="P4"/>
          </text:section>
          <text:p text:style-name="P8"/>
        </draw:text-box>
      </draw:frame>
      <text:p text:style-name="P9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StarSymbol1" svg:font-family="StarSymbol" style:font-pitch="variable" style:font-charset="x-symbol"/>
    <style:font-face style:name="Albany" svg:font-family="Albany"/>
    <style:font-face style:name="Cumberland" svg:font-family="Cumberland" style:font-adornments="Bold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Univers 45 Light" svg:font-family="'Univers 45 Light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Univers 45 Light1" svg:font-family="'Univers 45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loext:opacity="0%" style:font-name="Arial" fo:font-family="Arial" style:font-style-name="Standard" style:font-family-generic="swiss" style:font-pitch="variable" fo:font-size="11pt" fo:letter-spacing="0.0016in" style:letter-kerning="true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" fo:font-family="Arial" style:font-style-name="Standard" style:font-family-generic="swiss" style:font-pitch="variable" fo:font-size="11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loext:contextual-spacing="false" fo:text-indent="0in" style:auto-text-indent="false" fo:keep-with-next="always"/>
      <style:text-properties fo:font-size="10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Cumberland" fo:font-family="Cumberland" style:font-style-name="Bold" style:font-family-generic="modern" style:font-pitch="fixed" fo:font-size="14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loext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loext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loext:contextual-spacing="false"/>
    </style:style>
    <style:style style:name="Subject" style:family="paragraph" style:parent-style-name="Standard" style:next-style-name="Text_20_body">
      <style:paragraph-properties fo:margin-top="0.248in" fo:margin-bottom="0.248in" loext:contextual-spacing="false"/>
      <style:text-properties style:text-underline-style="solid" style:text-underline-width="auto" style:text-underline-color="font-color" fo:font-weight="bold"/>
    </style:style>
    <style:style style:name="tud-brief_5f_text_20_gross" style:display-name="tud-brief_text gross" style:family="paragraph" style:parent-style-name="Standard" style:default-outline-level="">
      <style:paragraph-properties style:line-height-at-least="0.1945in" fo:orphans="0" fo:widows="0" fo:hyphenation-ladder-count="no-limit"/>
      <style:text-properties fo:color="#000000" loext:opacity="100%" style:font-name="Univers 45 Light" fo:font-family="'Univers 45 Light'" style:font-family-generic="roman" style:font-pitch="variable" fo:font-size="11pt" style:font-size-asian="11pt" style:font-name-complex="Univers 45 Light1" style:font-family-complex="'Univers 45 Light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tud-brief_5f_kontakt" style:display-name="tud-brief_kontakt" style:family="paragraph" style:parent-style-name="tud-brief_5f_text_20_gross" style:default-outline-level="">
      <style:paragraph-properties fo:margin-left="0.5909in" fo:margin-right="0in" fo:line-height="0.1528in" fo:text-indent="-0.5909in" style:auto-text-indent="false">
        <style:tab-stops>
          <style:tab-stop style:position="0.5909in"/>
        </style:tab-stops>
      </style:paragraph-properties>
      <style:text-properties fo:font-size="7pt" fo:letter-spacing="0.0028in" style:font-size-asian="7pt" style:font-size-complex="7pt"/>
    </style:style>
    <style:style style:name="tud-brief_5f_fussleiste" style:display-name="tud-brief_fussleiste" style:family="paragraph" style:parent-style-name="tud-brief_5f_kontakt" style:default-outline-level="">
      <style:paragraph-properties fo:margin-left="0in" fo:margin-right="0in" fo:line-height="0.1252in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pitch="variable" style:font-charset="x-symbol" fo:font-size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de" fo:country="DE"/>
    </style:style>
    <style:style style:name="MP2" style:family="paragraph" style:parent-style-name="Footer">
      <style:paragraph-properties fo:text-align="center" style:justify-single-word="false"/>
      <style:text-properties fo:language="de" fo:country="DE"/>
    </style:style>
    <style:style style:name="MP3" style:family="paragraph" style:parent-style-name="Standard">
      <style:text-properties fo:language="de" fo:country="DE"/>
    </style:style>
    <style:style style:name="MP4" style:family="paragraph" style:parent-style-name="Frame_20_contents">
      <style:paragraph-properties fo:margin-top="0in" fo:margin-bottom="0in" loext:contextual-spacing="false"/>
      <style:text-properties style:font-name="Arial1" fo:language="de" fo:country="DE" fo:font-weight="bold" officeooo:rsid="0015c6d6" officeooo:paragraph-rsid="0015c6d6" style:font-weight-asian="bold" style:font-weight-complex="bold"/>
    </style:style>
    <style:style style:name="MP5" style:family="paragraph" style:parent-style-name="Frame_20_contents">
      <style:paragraph-properties fo:margin-top="0in" fo:margin-bottom="0in" loext:contextual-spacing="false"/>
      <style:text-properties style:font-name="Arial1" fo:font-size="10pt" fo:language="de" fo:country="DE" fo:font-weight="bold" officeooo:rsid="0015c6d6" officeooo:paragraph-rsid="0015c6d6" style:font-size-asian="10pt" style:font-weight-asian="bold" style:font-size-complex="10pt" style:font-weight-complex="bold"/>
    </style:style>
    <style:style style:name="MP6" style:family="paragraph" style:parent-style-name="Frame_20_contents">
      <style:paragraph-properties fo:margin-top="0in" fo:margin-bottom="0in" loext:contextual-spacing="false"/>
      <style:text-properties style:font-name="Arial1" fo:font-size="10pt" fo:language="de" fo:country="DE" officeooo:rsid="0015c6d6" officeooo:paragraph-rsid="0015c6d6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e60c3" style:font-weight-asian="bold" style:font-weight-complex="bold"/>
    </style:style>
    <style:style style:name="MT3" style:family="text">
      <style:text-properties fo:font-weight="bold" officeooo:rsid="002859a4" style:font-weight-asian="bold" style:font-weight-complex="bold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fo:background-color="transparent" style:dynamic-spacing="false" draw:fill="none" draw:fill-color="#99ccf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39in" fo:margin-left="0in" fo:margin-right="0in" fo:margin-bottom="0.1575in" fo:background-color="transparent" style:dynamic-spacing="false" draw:fill="none" draw:fill-color="#99ccff"/>
      </style:header-style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- <text:page-number style:num-format="1" text:select-page="current">0</text:page-number><text:s/>-</text:p>
      </style:footer>
      <loext:footer-first>
        <text:p text:style-name="MP1"/>
        <text:p text:style-name="MP2">- <text:page-number style:num-format="1" text:select-page="current">0</text:page-number><text:s/>-</text:p>
      </loext:footer-first>
    </style:master-page>
    <style:master-page style:name="First_20_Page" style:display-name="First Page" style:page-layout-name="Mpm2" style:next-style-name="Standard">
      <style:header>
        <text:p text:style-name="MP3"><draw:frame draw:style-name="Mfr1" draw:name="Frame1" text:anchor-type="paragraph" svg:x="-0.0457in" svg:y="0in" svg:width="6.9827in" draw:z-index="0"><draw:text-box fo:min-height="1.1772in"><text:p text:style-name="MP4"><draw:frame draw:style-name="Mfr2" draw:name="Image1" text:anchor-type="paragraph" svg:x="0.2602in" svg:y="0.1417in" svg:width="1.2535in" svg:height="0.8335in" draw:z-index="1"><draw:image xlink:href="Pictures/10000201000000B3000000776C46024F4644DF10.png" xlink:type="simple" xlink:show="embed" xlink:actuate="onLoad" loext:mime-type="image/png"/></draw:frame></text:p><text:p text:style-name="MP5"/><text:p text:style-name="MP6"><text:span text:style-name="MT1">Fakultät </text:span><text:span text:style-name="MT2">für </text:span><text:span text:style-name="MT3">Bugs</text:span></text:p></draw:text-box></draw:frame></text:p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Dev/7.0.0.0.alpha0$Linux_X86_64 LibreOffice_project/fd7e4706d80d1769803b7b4ac57df4c80a5c80f2</meta:generator>
    <dc:title>Briefvorlage_IAPP</dc:title>
    <dc:description>Business letter in office style with monospaced font. Vorlage mit Brief-Assistent am 24.04.18 erstellt.</dc:description>
    <meta:creation-date>2018-04-25T09:05:53.469188098</meta:creation-date>
    <dc:language>en-US</dc:language>
    <meta:editing-cycles>9</meta:editing-cycles>
    <meta:editing-duration>PT13M33S</meta:editing-duration>
    <meta:initial-creator>Karl Leo</meta:initial-creator>
    <dc:date>2020-05-19T16:21:23.403609475</dc:date>
    <meta:document-statistic meta:table-count="0" meta:image-count="1" meta:object-count="0" meta:page-count="1" meta:paragraph-count="3" meta:word-count="9" meta:character-count="27" meta:non-whitespace-character-count="21"/>
    <meta:user-defined meta:name="Info 0"/>
    <meta:user-defined meta:name="Info 1"/>
    <meta:user-defined meta:name="Info 2"/>
    <meta:user-defined meta:name="Info 3"/>
    <meta:template xlink:type="simple" xlink:actuate="onRequest" xlink:title="Briefvorlage_IAPP" xlink:href="../../../.config/libreoffice/4/user/template/IAPP_de.ott" meta:date="2018-04-25T09:05:53.034997537"/>
  </office:meta>
</office:document-meta>
</file>